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107d8e" officeooo:paragraph-rsid="00107d8e"/>
    </style:style>
    <style:style style:name="P13" style:family="paragraph" style:parent-style-name="Text_20_body">
      <style:text-properties officeooo:paragraph-rsid="00107d8e"/>
    </style:style>
    <style:style style:name="P14" style:family="paragraph" style:parent-style-name="Text_20_body">
      <style:text-properties officeooo:rsid="0024bc02" officeooo:paragraph-rsid="0024bc02"/>
    </style:style>
    <style:style style:name="P15" style:family="paragraph" style:parent-style-name="Text_20_body">
      <style:text-properties officeooo:rsid="002a9a1c" officeooo:paragraph-rsid="002a9a1c"/>
    </style:style>
    <style:style style:name="P16" style:family="paragraph" style:parent-style-name="Text_20_body">
      <style:text-properties officeooo:rsid="002bd1d7" officeooo:paragraph-rsid="002bd1d7"/>
    </style:style>
    <style:style style:name="P17" style:family="paragraph" style:parent-style-name="Text_20_body">
      <style:text-properties officeooo:rsid="002ed220" officeooo:paragraph-rsid="002ed220"/>
    </style:style>
    <style:style style:name="P18" style:family="paragraph" style:parent-style-name="Text_20_body">
      <style:text-properties officeooo:rsid="0030011f" officeooo:paragraph-rsid="0030011f"/>
    </style:style>
    <style:style style:name="P19" style:family="paragraph" style:parent-style-name="Text_20_body">
      <style:text-properties officeooo:rsid="0034a331" officeooo:paragraph-rsid="0034a331"/>
    </style:style>
    <style:style style:name="P20" style:family="paragraph" style:parent-style-name="Text_20_body">
      <style:text-properties officeooo:rsid="0037132d" officeooo:paragraph-rsid="0037132d"/>
    </style:style>
    <style:style style:name="P21" style:family="paragraph" style:parent-style-name="Text_20_body">
      <style:text-properties officeooo:rsid="003858c1" officeooo:paragraph-rsid="003858c1"/>
    </style:style>
    <style:style style:name="P22" style:family="paragraph" style:parent-style-name="Text_20_body">
      <style:text-properties officeooo:rsid="0039b577" officeooo:paragraph-rsid="0039b577"/>
    </style:style>
    <style:style style:name="P23" style:family="paragraph" style:parent-style-name="Text_20_body">
      <style:text-properties officeooo:rsid="003bcf65" officeooo:paragraph-rsid="003bcf65"/>
    </style:style>
    <style:style style:name="P24" style:family="paragraph" style:parent-style-name="Text_20_body">
      <style:text-properties officeooo:rsid="003fcfc3" officeooo:paragraph-rsid="003fcfc3"/>
    </style:style>
    <style:style style:name="P25" style:family="paragraph" style:parent-style-name="Text_20_body">
      <style:text-properties officeooo:rsid="00415616" officeooo:paragraph-rsid="00415616"/>
    </style:style>
    <style:style style:name="P26" style:family="paragraph" style:parent-style-name="Text_20_body">
      <style:text-properties officeooo:rsid="0042b46c" officeooo:paragraph-rsid="0042b46c"/>
    </style:style>
    <style:style style:name="P27" style:family="paragraph" style:parent-style-name="Text_20_body">
      <style:text-properties officeooo:rsid="0045af8f" officeooo:paragraph-rsid="0045af8f"/>
    </style:style>
    <style:style style:name="P28" style:family="paragraph" style:parent-style-name="Text_20_body">
      <style:text-properties officeooo:rsid="004752c0" officeooo:paragraph-rsid="004752c0"/>
    </style:style>
    <style:style style:name="P29" style:family="paragraph" style:parent-style-name="Text_20_body">
      <style:text-properties officeooo:rsid="004a4632" officeooo:paragraph-rsid="004a4632"/>
    </style:style>
    <style:style style:name="P30" style:family="paragraph" style:parent-style-name="Standard" style:master-page-name="First_20_Page">
      <style:paragraph-properties style:page-number="auto"/>
      <style:text-properties officeooo:paragraph-rsid="00107d8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officeooo:rsid="00107d8e" officeooo:paragraph-rsid="00107d8e"/>
    </style:style>
    <style:style style:name="P37" style:family="paragraph" style:parent-style-name="Heading_20_2">
      <style:text-properties officeooo:paragraph-rsid="0017286e"/>
    </style:style>
    <style:style style:name="P38" style:family="paragraph" style:parent-style-name="Heading_20_4">
      <style:text-properties officeooo:paragraph-rsid="003eb3ba"/>
    </style:style>
    <style:style style:name="P39" style:family="paragraph" style:parent-style-name="List" style:list-style-name="L1">
      <style:paragraph-properties fo:margin-top="0cm" fo:margin-bottom="0cm" style:contextual-spacing="false"/>
      <style:text-properties officeooo:rsid="0027639d" officeooo:paragraph-rsid="0027639d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officeooo:rsid="0034a331" officeooo:paragraph-rsid="0034a331"/>
    </style:style>
    <style:style style:name="P41" style:family="paragraph" style:parent-style-name="Text_20_body" style:list-style-name="L3">
      <style:paragraph-properties fo:margin-top="0cm" fo:margin-bottom="0cm" style:contextual-spacing="false"/>
      <style:text-properties officeooo:rsid="003858c1" officeooo:paragraph-rsid="003858c1"/>
    </style:style>
    <style:style style:name="P42" style:family="paragraph" style:parent-style-name="Text_20_body" style:list-style-name="L4">
      <style:paragraph-properties fo:margin-top="0cm" fo:margin-bottom="0cm" style:contextual-spacing="false"/>
      <style:text-properties style:font-name="Ubuntu1" fo:font-size="11pt" fo:font-weight="normal" officeooo:rsid="0039c62c" officeooo:paragraph-rsid="0039c62c"/>
    </style:style>
    <style:style style:name="P43" style:family="paragraph" style:parent-style-name="Text_20_body" style:list-style-name="L4">
      <style:paragraph-properties fo:margin-top="0cm" fo:margin-bottom="0cm" style:contextual-spacing="false"/>
      <style:text-properties officeooo:rsid="0039c62c" officeooo:paragraph-rsid="0039c62c"/>
    </style:style>
    <style:style style:name="P44" style:family="paragraph" style:parent-style-name="Text_20_body" style:list-style-name="L5">
      <style:paragraph-properties fo:margin-top="0cm" fo:margin-bottom="0cm" style:contextual-spacing="false"/>
      <style:text-properties officeooo:rsid="0030011f" officeooo:paragraph-rsid="0030011f"/>
    </style:style>
    <style:style style:name="P45" style:family="paragraph" style:parent-style-name="Text_20_body" style:list-style-name="L6">
      <style:paragraph-properties fo:margin-top="0cm" fo:margin-bottom="0cm" style:contextual-spacing="false"/>
      <style:text-properties officeooo:rsid="002ed220" officeooo:paragraph-rsid="002ed220"/>
    </style:style>
    <style:style style:name="P46" style:family="paragraph" style:parent-style-name="Text_20_body" style:list-style-name="L7">
      <style:paragraph-properties fo:margin-top="0cm" fo:margin-bottom="0cm" style:contextual-spacing="false"/>
      <style:text-properties officeooo:rsid="002a9a1c" officeooo:paragraph-rsid="002a9a1c"/>
    </style:style>
    <style:style style:name="P47" style:family="paragraph" style:parent-style-name="Text_20_body" style:list-style-name="L8">
      <style:paragraph-properties fo:margin-top="0cm" fo:margin-bottom="0cm" style:contextual-spacing="false"/>
      <style:text-properties officeooo:rsid="003fcfc3" officeooo:paragraph-rsid="003fcfc3"/>
    </style:style>
    <style:style style:name="P48" style:family="paragraph" style:parent-style-name="Text_20_body" style:list-style-name="L9">
      <style:paragraph-properties fo:margin-top="0cm" fo:margin-bottom="0cm" style:contextual-spacing="false"/>
      <style:text-properties officeooo:rsid="00415616" officeooo:paragraph-rsid="00415616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5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25775f"/>
    </style:style>
    <style:style style:name="T5" style:family="text">
      <style:text-properties style:font-name="Ubuntu1" fo:font-size="11pt" fo:font-weight="normal"/>
    </style:style>
    <style:style style:name="T6" style:family="text">
      <style:text-properties style:font-name="Ubuntu1" fo:font-size="11pt" fo:font-weight="normal" officeooo:rsid="0025775f"/>
    </style:style>
    <style:style style:name="T7" style:family="text">
      <style:text-properties style:font-name="Ubuntu1" fo:font-size="11pt" fo:font-weight="normal" officeooo:rsid="0027833a"/>
    </style:style>
    <style:style style:name="T8" style:family="text">
      <style:text-properties style:font-name="Ubuntu1" fo:font-size="11pt" fo:font-weight="normal" officeooo:rsid="0028a499" style:font-size-asian="12pt" style:font-name-complex="Lohit Devanagari2"/>
    </style:style>
    <style:style style:name="T9" style:family="text">
      <style:text-properties officeooo:rsid="0031ace1"/>
    </style:style>
    <style:style style:name="T10" style:family="text">
      <style:text-properties officeooo:rsid="003cecb2"/>
    </style:style>
    <style:style style:name="T11" style:family="text">
      <style:text-properties officeooo:rsid="004c1dd0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10" draw:name="Shape1" draw:style-name="gr3" draw:text-style-name="P52" svg:width="16.431cm" svg:height="1.879cm" svg:x="0.219cm" svg:y="5.244cm"><draw:text-box><text:p text:style-name="P49"><text:span text:style-name="T14">Politechnika Krakowska</text:span></text:p></draw:text-box></draw:frame><draw:frame text:anchor-type="paragraph" draw:z-index="11" draw:name="Shape2" draw:style-name="gr2" draw:text-style-name="P51" svg:width="16.458cm" svg:height="1.625cm" svg:x="0.219cm" svg:y="7.123cm"><draw:text-box><text:p text:style-name="P49"><text:span text:style-name="T12">Wydział Inżynierii Elektrycznej i Komputerowej</text:span></text:p></draw:text-box></draw:frame><draw:frame text:anchor-type="paragraph" draw:z-index="12" draw:name="Shape3" draw:style-name="gr1" draw:text-style-name="P50" svg:width="16.431cm" svg:height="1.221cm" svg:x="0.245cm" svg:y="8.747cm"><draw:text-box><text:p text:style-name="P49"><text:span text:style-name="T12">Sprawozdanie</text:span><text:span text:style-name="T13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10"><text:a xlink:type="simple" xlink:href="#__RefHeading___Toc3761_4141970799" text:style-name="Index_20_Link" text:visited-style-name="Index_20_Link">(1) Treść<text:tab/>1</text:a></text:p>
          <text:p text:style-name="P10"><text:a xlink:type="simple" xlink:href="#__RefHeading___Toc2656_4068231033" text:style-name="Index_20_Link" text:visited-style-name="Index_20_Link">(2) Warunki sortowania<text:tab/>1</text:a></text:p>
          <text:p text:style-name="P10"><text:a xlink:type="simple" xlink:href="#__RefHeading___Toc3763_4141970799" text:style-name="Index_20_Link" text:visited-style-name="Index_20_Link">(3) Warunki obliczania ,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10"><text:a xlink:type="simple" xlink:href="#__RefHeading___Toc3747_4141970799" text:style-name="Index_20_Link" text:visited-style-name="Index_20_Link">(1) wp_smoter_r_5.c<text:tab/>2</text:a></text:p>
          <text:p text:style-name="P10"><text:a xlink:type="simple" xlink:href="#__RefHeading___Toc3673_669277821" text:style-name="Index_20_Link" text:visited-style-name="Index_20_Link">(2) addOns.h<text:tab/>2</text:a></text:p>
          <text:p text:style-name="P10"><text:a xlink:type="simple" xlink:href="#__RefHeading___Toc3751_4141970799" text:style-name="Index_20_Link" text:visited-style-name="Index_20_Link">(3) bubbleSort.h<text:tab/>2</text:a></text:p>
          <text:p text:style-name="P10"><text:a xlink:type="simple" xlink:href="#__RefHeading___Toc3753_4141970799" text:style-name="Index_20_Link" text:visited-style-name="Index_20_Link">(4) importMatrix.h<text:tab/>3</text:a></text:p>
          <text:p text:style-name="P10"><text:a xlink:type="simple" xlink:href="#__RefHeading___Toc3755_4141970799" text:style-name="Index_20_Link" text:visited-style-name="Index_20_Link">(5) selectF.h<text:tab/>4</text:a></text:p>
          <text:p text:style-name="P10"><text:a xlink:type="simple" xlink:href="#__RefHeading___Toc3757_4141970799" text:style-name="Index_20_Link" text:visited-style-name="Index_20_Link">(6) product.h<text:tab/>5</text:a></text:p>
          <text:p text:style-name="P10"><text:a xlink:type="simple" xlink:href="#__RefHeading___Toc3759_4141970799" text:style-name="Index_20_Link" text:visited-style-name="Index_20_Link">(7) saveResults.h<text:tab/>5</text:a></text:p>
          <text:p text:style-name="P9"><text:a xlink:type="simple" xlink:href="#__RefHeading___Toc2662_4068231033" text:style-name="Index_20_Link" text:visited-style-name="Index_20_Link">Wyniki<text:tab/>7</text:a></text:p>
          <text:p text:style-name="P9"><text:a xlink:type="simple" xlink:href="#__RefHeading___Toc2664_4068231033" text:style-name="Index_20_Link" text:visited-style-name="Index_20_Link">Opis programu<text:tab/>8</text:a></text:p>
          <text:p text:style-name="P10"><text:a xlink:type="simple" xlink:href="#__RefHeading___Toc3675_669277821" text:style-name="Index_20_Link" text:visited-style-name="Index_20_Link">(1) Plik wp_smoter_r_5.c<text:tab/>8</text:a></text:p>
          <text:p text:style-name="P10"><text:a xlink:type="simple" xlink:href="#__RefHeading___Toc3677_669277821" text:style-name="Index_20_Link" text:visited-style-name="Index_20_Link">(2) Plik importMatrix.h<text:tab/>8</text:a></text:p>
          <text:p text:style-name="P10"><text:a xlink:type="simple" xlink:href="#__RefHeading___Toc3679_669277821" text:style-name="Index_20_Link" text:visited-style-name="Index_20_Link">(3) Plik bubbleSort.h<text:tab/>9</text:a></text:p>
          <text:p text:style-name="P10"><text:a xlink:type="simple" xlink:href="#__RefHeading___Toc3681_669277821" text:style-name="Index_20_Link" text:visited-style-name="Index_20_Link">(4) Plik selectF<text:tab/>10</text:a></text:p>
          <text:p text:style-name="P10"><text:a xlink:type="simple" xlink:href="#__RefHeading___Toc3683_669277821" text:style-name="Index_20_Link" text:visited-style-name="Index_20_Link">(5) Plik product.h<text:tab/>11</text:a></text:p>
          <text:p text:style-name="P10"><text:a xlink:type="simple" xlink:href="#__RefHeading___Toc3685_669277821" text:style-name="Index_20_Link" text:visited-style-name="Index_20_Link">(6) Plik saveResults.h<text:tab/>11</text:a></text:p>
          <text:p text:style-name="P10"><text:a xlink:type="simple" xlink:href="#__RefHeading___Toc3687_669277821" text:style-name="Index_20_Link" text:visited-style-name="Index_20_Link">(7) Plik addOns.h<text:tab/>12</text:a></text:p>
          <text:p text:style-name="P9"><text:a xlink:type="simple" xlink:href="#__RefHeading___Toc2666_4068231033" text:style-name="Index_20_Link" text:visited-style-name="Index_20_Link">Wnioski<text:tab/>13</text:a></text:p>
        </text:index-body>
      </text:table-of-content>
      <text:p text:style-name="P2"/>
      <text:h text:style-name="P34" text:outline-level="1"><text:bookmark-start text:name="__RefHeading___Toc2654_4068231033"/>Poleceni<text:span text:style-name="T3">e</text:span><text:bookmark-end text:name="__RefHeading___Toc2654_4068231033"/></text:h>
      <text:h text:style-name="Heading_20_2" text:outline-level="2"><text:bookmark-start text:name="__RefHeading___Toc3761_4141970799"/>Treść<text:bookmark-end text:name="__RefHeading___Toc3761_4141970799"/></text:h>
      <text:p text:style-name="P13">Napisać kod programu sortowania macierzy <draw:frame draw:style-name="fr1" draw:name="Object1" text:anchor-type="as-char" svg:y="-0.377cm" svg:width="1.78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metodą bąbelkową. Dla posortowanej macierzy obliczyć wartość funkcji <draw:frame draw:style-name="fr1" draw:name="Object2" text:anchor-type="as-char" svg:y="-0.386cm" svg:width="2.006cm" svg:height="0.542cm" draw:z-index="1"><draw:object xlink:href="./Object 2" xlink:type="simple" xlink:show="embed" xlink:actuate="onLoad"/><draw:image xlink:href="./ObjectReplacements/Object 2" xlink:type="simple" xlink:show="embed" xlink:actuate="onLoad"/></draw:frame>. Algorytm sortowania oraz obliczania funkcji <draw:frame draw:style-name="fr1" draw:name="Object3" text:anchor-type="as-char" svg:y="-0.386cm" svg:width="1.363cm" svg:height="0.542cm" draw:z-index="2"><draw:object xlink:href="./Object 3" xlink:type="simple" xlink:show="embed" xlink:actuate="onLoad"/><draw:image xlink:href="./ObjectReplacements/Object 3" xlink:type="simple" xlink:show="embed" xlink:actuate="onLoad"/></draw:frame><text:s text:c="2"/>zapisać w postaci funkcji. Macierz <draw:frame draw:style-name="fr1" draw:name="Object4" text:anchor-type="as-char" svg:y="-0.377cm" svg:width="1.78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dczytać z pliku tekstowego. Wyniki sortowania oraz wartości funkcji <draw:frame draw:style-name="fr1" draw:name="Object5" text:anchor-type="as-char" svg:y="-0.386cm" svg:width="1.363cm" svg:height="0.54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386cm" svg:width="2.006cm" svg:height="0.54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zapisać do pliku tekstowego. </text:p>
      <text:h text:style-name="P36" text:outline-level="2"><text:bookmark-start text:name="__RefHeading___Toc2656_4068231033"/>Warunki sortowania<text:bookmark-end text:name="__RefHeading___Toc2656_4068231033"/></text:h>
      <text:p text:style-name="P12">Odsortować elementy kolumn od maksymalnego do minimalnego.</text:p>
      <text:h text:style-name="Heading_20_2" text:outline-level="2"><text:bookmark-start text:name="__RefHeading___Toc3763_4141970799"/>Warunki obliczania <draw:frame draw:style-name="fr1" draw:name="Object7" text:anchor-type="as-char" svg:y="-0.386cm" svg:width="1.363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y="-0.386cm" svg:width="2.006cm" svg:height="0.54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bookmark-end text:name="__RefHeading___Toc3763_4141970799"/></text:h>
      <text:p text:style-name="P12"><draw:frame draw:style-name="fr1" draw:name="Object9" text:anchor-type="as-char" svg:y="-0.386cm" svg:width="1.36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- suma elementów każdego wiersza pod diagonalą główną</text:p>
      <text:p text:style-name="P12"><draw:frame draw:style-name="fr1" draw:name="Object10" text:anchor-type="as-char" svg:y="-0.437cm" svg:width="4.135cm" svg:height="0.59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35" text:outline-level="1"><text:bookmark-start text:name="__RefHeading___Toc2660_4068231033"/>Kod programu<text:bookmark-end text:name="__RefHeading___Toc2660_4068231033"/></text:h>
      <text:h text:style-name="Heading_20_2" text:outline-level="2"><text:bookmark-start text:name="__RefHeading___Toc3747_4141970799"/>wp_smoter_r_5.c<text:bookmark-end text:name="__RefHeading___Toc3747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addOns.h"</text:span><text:span text:style-name="_5f_OOoComputerSpecial"> </text:span><text:span text:style-name="_5f_OOoComputerComment">// Custom libraries</text:span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 </text:span><text:span text:style-name="_5f_OOoComputerComment">// Space for matrix 10x10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Import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Special"><text:s text:c="2"/></text:span><text:span text:style-name="_5f_OOoComputerIdent">imp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Sorting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;</text:span></text:p>
      <text:p text:style-name="CodeC"><text:span text:style-name="_5f_OOoComputerSpecial"><text:s text:c="2"/></text:span><text:span text:style-name="_5f_OOoComputerIdent">s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Get cols below main diagonal, populate rest with zeros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iagonal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 </text:span><text:span text:style-name="_5f_OOoComputerComment">// Cols below diagonal matrix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Special"><text:s text:c="2"/></text:span><text:span text:style-name="_5f_OOoComputerIdent">selectF</text:span><text:span text:style-name="_5f_OOoComputerSpecial">(</text:span><text:span text:style-name="_5f_OOoComputerIdent">matrix</text:span><text:span text:style-name="_5f_OOoComputerSpecial">, </text:span><text:span text:style-name="_5f_OOoComputerIdent">diagonal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Select the highest value from each diagonal col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x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selectHighest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);</text:span></text:p>
      <text:p text:style-name="CodeC"><text:span text:style-name="_5f_OOoComputerSpecial"><text:s text:c="2"/></text:span><text:span text:style-name="_5f_OOoComputerIdent">selectHighest</text:span><text:span text:style-name="_5f_OOoComputerSpecial">(</text:span><text:span text:style-name="_5f_OOoComputerIdent">diagonalMatrix</text:span><text:span text:style-name="_5f_OOoComputerSpecial">, </text:span><text:span text:style-name="_5f_OOoComputerIdent">ma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Count product of diagonal cols' max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[])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roductVal</text:span><text:span text:style-name="_5f_OOoComputerSpecial"> = </text:span><text:span text:style-name="_5f_OOoComputerIdent">product</text:span><text:span text:style-name="_5f_OOoComputerSpecial">(</text:span><text:span text:style-name="_5f_OOoComputerIdent">ma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Save resultst to txt file</text:span></text:p>
      <text:p text:style-name="CodeC"><text:span text:style-name="_5f_OOoComputerSpecial"><text:s text:c="2"/></text:span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, </text:span><text:span text:style-name="_5f_OOoComputerKeyWord">double</text:span><text:span text:style-name="_5f_OOoComputerSpecial"> );</text:span></text:p>
      <text:p text:style-name="CodeC"><text:span text:style-name="_5f_OOoComputerSpecial"><text:s text:c="2"/></text:span><text:span text:style-name="_5f_OOoComputerIdent">saveResults</text:span><text:span text:style-name="_5f_OOoComputerSpecial">(</text:span><text:span text:style-name="_5f_OOoComputerIdent">matrix</text:span><text:span text:style-name="_5f_OOoComputerSpecial">, </text:span><text:span text:style-name="_5f_OOoComputerIdent">max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Heading_20_2" text:outline-level="2"><text:bookmark-start text:name="__RefHeading___Toc3673_669277821"/>addOns.h<text:bookmark-end text:name="__RefHeading___Toc3673_669277821"/></text:h>
      <text:p text:style-name="CodeC"><text:span text:style-name="_5f_OOoComputerComment">/****** IMPORT ALL CUSTOM LIBRARIES ******/</text:span></text:p>
      <text:p text:style-name="CodeC"><text:span text:style-name="_5f_OOoComputerLiteral"/></text:p>
      <text:p text:style-name="CodeC"><text:span text:style-name="_5f_OOoComputerSpecial">#</text:span><text:span text:style-name="_5f_OOoComputerKeyWord">include</text:span><text:span text:style-name="_5f_OOoComputerLiteral"> "bubbleSort.h"</text:span></text:p>
      <text:p text:style-name="CodeC"><text:span text:style-name="_5f_OOoComputerSpecial">#</text:span><text:span text:style-name="_5f_OOoComputerKeyWord">include</text:span><text:span text:style-name="_5f_OOoComputerLiteral"> "importMatrix.h"</text:span></text:p>
      <text:p text:style-name="CodeC"><text:span text:style-name="_5f_OOoComputerSpecial">#</text:span><text:span text:style-name="_5f_OOoComputerKeyWord">include</text:span><text:span text:style-name="_5f_OOoComputerLiteral"> "selectF.h"</text:span></text:p>
      <text:p text:style-name="CodeC"><text:span text:style-name="_5f_OOoComputerSpecial">#</text:span><text:span text:style-name="_5f_OOoComputerKeyWord">include</text:span><text:span text:style-name="_5f_OOoComputerLiteral"> "product.h"</text:span></text:p>
      <text:p text:style-name="CodeC"><text:span text:style-name="_5f_OOoComputerSpecial">#</text:span><text:span text:style-name="_5f_OOoComputerKeyWord">include</text:span><text:span text:style-name="_5f_OOoComputerLiteral"> "saveResults.h"</text:span></text:p>
      <text:h text:style-name="P37" text:outline-level="2"><text:bookmark-start text:name="__RefHeading___Toc3751_4141970799"/>bubbleSort.h<text:bookmark-end text:name="__RefHeading___Toc3751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CodeC"><text:soft-page-break/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wap two values</text:span></text:p>
      <text:p text:style-name="CodeC"><text:span text:style-name="_5f_OOoComputerSpecial"><text:s text:c="2"/></text:span><text:span text:style-name="_5f_OOoComputerComment">* Parameters: value1, value2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wap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emp</text:span><text:span text:style-name="_5f_OOoComputerSpecial"> = *</text:span><text:span text:style-name="_5f_OOoComputerIdent">a</text:span><text:span text:style-name="_5f_OOoComputerSpecial">;</text:span></text:p>
      <text:p text:style-name="CodeC"><text:span text:style-name="_5f_OOoComputerSpecial"><text:s text:c="2"/>*</text:span><text:span text:style-name="_5f_OOoComputerIdent">a</text:span><text:span text:style-name="_5f_OOoComputerSpecial"> = *</text:span><text:span text:style-name="_5f_OOoComputerIdent">b</text:span><text:span text:style-name="_5f_OOoComputerSpecial">;</text:span></text:p>
      <text:p text:style-name="CodeC"><text:span text:style-name="_5f_OOoComputerSpecial"><text:s text:c="2"/>*</text:span><text:span text:style-name="_5f_OOoComputerIdent">b</text:span><text:span text:style-name="_5f_OOoComputerSpecial">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ort an array of length n, increasingly</text:span></text:p>
      <text:p text:style-name="CodeC"><text:span text:style-name="_5f_OOoComputerSpecial"><text:s text:c="2"/></text:span><text:span text:style-name="_5f_OOoComputerComment">* Parameters: array, array's length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bubbleSor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onotonicity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swapCoun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Do until no more swaps have been encountered</text:span></text:p>
      <text:p text:style-name="CodeC"><text:span text:style-name="_5f_OOoComputerSpecial"><text:s text:c="2"/></text:span><text:span text:style-name="_5f_OOoComputerKeyWord">while</text:span><text:span text:style-name="_5f_OOoComputerSpecial">(</text:span><text:span text:style-name="_5f_OOoComputerIdent">swapCounter</text:span><text:span text:style-name="_5f_OOoComputerSpecial">) {</text:span></text:p>
      <text:p text:style-name="CodeC"><text:span text:style-name="_5f_OOoComputerSpecial"><text:s text:c="4"/></text:span><text:span text:style-name="_5f_OOoComputerIdent">swapCounter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</text:span><text:span text:style-name="_5f_OOoComputerSpecial">-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monotonicity</text:span><text:span text:style-name="_5f_OOoComputerSpecial">) { </text:span><text:span text:style-name="_5f_OOoComputerComment">// Increasing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l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swap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6"/>} </text:span><text:span text:style-name="_5f_OOoComputerKeyWord">else</text:span><text:span text:style-name="_5f_OOoComputerSpecial"> { </text:span><text:span text:style-name="_5f_OOoComputerComment">// Decreasing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g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swap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6"/>}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ort all rows of a <text:s/>matrix</text:span></text:p>
      <text:p text:style-name="CodeC"><text:span text:style-name="_5f_OOoComputerSpecial"><text:s text:c="2"/></text:span><text:span text:style-name="_5f_OOoComputerComment">* Parameters: 2D array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, </text:span><text:span text:style-name="_5f_OOoComputerLiteral">10</text:span><text:span text:style-name="_5f_OOoComputerSpecial">, </text:span><text:span text:style-name="_5f_OOoComputerLiteral">1</text:span><text:span text:style-name="_5f_OOoComputerSpecial">);</text:span></text:p>
      <text:p text:style-name="CodeC"><text:span text:style-name="_5f_OOoComputerSpecial">}</text:span></text:p>
      <text:h text:style-name="Heading_20_2" text:outline-level="2"><text:bookmark-start text:name="__RefHeading___Toc3753_4141970799"/>importMatrix.h<text:bookmark-end text:name="__RefHeading___Toc3753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Import matrix from "matrix.txt" file</text:span></text:p>
      <text:p text:style-name="CodeC"><text:span text:style-name="_5f_OOoComputerSpecial"><text:s text:c="2"/></text:span><text:span text:style-name="_5f_OOoComputerComment">* Parameters: two dimensional array with fixed 2nd dim to 10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</text:span></text:p>
      <text:p text:style-name="CodeC"><text:soft-page-break/><text:span text:style-name="_5f_OOoComputerSpecial">{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matrix.txt"</text:span><text:span text:style-name="_5f_OOoComputerSpecial">, </text:span><text:span text:style-name="_5f_OOoComputerLiteral">"r"</text:span><text:span text:style-name="_5f_OOoComputerSpecial">); </text:span><text:span text:style-name="_5f_OOoComputerComment">// Matrix file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fp</text:span><text:span text:style-name="_5f_OOoComputerSpecial">; </text:span><text:span text:style-name="_5f_OOoComputerComment">// Number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sEOF</text:span><text:span text:style-name="_5f_OOoComputerSpecial">; </text:span><text:span text:style-name="_5f_OOoComputerComment">// Is EOF encountered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Comment">// Row counter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Comment">// Column counter</text:span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&amp;</text:span><text:span text:style-name="_5f_OOoComputerIdent">fp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= </text:span><text:span text:style-name="_5f_OOoComputerLiteral">10</text:span><text:span text:style-name="_5f_OOoComputerSpecial">) </text:span><text:span text:style-name="_5f_OOoComputerComment">// Go to a new row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Ident">i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 </text:span><text:span text:style-name="_5f_OOoComputerComment">// Don't assign EOF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fp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j</text:span><text:span text:style-name="_5f_OOoComputerSpecial">++; </text:span><text:span text:style-name="_5f_OOoComputerComment">// Each new entry</text:span></text:p>
      <text:p text:style-name="CodeC"><text:span text:style-name="_5f_OOoComputerSpecial"><text:s text:c="2"/>} </text:span><text:span text:style-name="_5f_OOoComputerKeyWord">while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}</text:span></text:p>
      <text:h text:style-name="Heading_20_2" text:outline-level="2"><text:bookmark-start text:name="__RefHeading___Toc3755_4141970799"/>selectF.h<text:bookmark-end text:name="__RefHeading___Toc3755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CodeC"><text:span text:style-name="_5f_OOoComputerSpecial"/></text:p>
      <text:p text:style-name="CodeC"><text:span text:style-name="_5f_OOoComputerKeyWord">void</text:span><text:span text:style-name="_5f_OOoComputerSpecial"> </text:span><text:span text:style-name="_5f_OOoComputerIdent">show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<text:s/>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printf</text:span><text:span text:style-name="_5f_OOoComputerSpecial">(</text:span><text:span text:style-name="_5f_OOoComputerLiteral">"%6.f"</text:span><text:span text:style-name="_5f_OOoComputerSpecial">,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elect entries from under the main diagonal of arr</text:span></text:p>
      <text:p text:style-name="CodeC"><text:span text:style-name="_5f_OOoComputerSpecial"><text:s text:c="2"/></text:span><text:span text:style-name="_5f_OOoComputerComment">* Parameters: array 2D, array 2D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diagonal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</text:span><text:span text:style-name="_5f_OOoComputerSpecial"> = </text:span><text:span text:style-name="_5f_OOoComputerLiteral">0</text:span><text:span text:style-name="_5f_OOoComputerSpecial">; </text:span><text:span text:style-name="_5f_OOoComputerComment">// diagonal rows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n</text:span><text:span text:style-name="_5f_OOoComputerSpecial"> = </text:span><text:span text:style-name="_5f_OOoComputerLiteral">0</text:span><text:span text:style-name="_5f_OOoComputerSpecial">; </text:span><text:span text:style-name="_5f_OOoComputerComment">// diagonal cols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 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&gt; </text:span><text:span text:style-name="_5f_OOoComputerIdent">j</text:span><text:span text:style-name="_5f_OOoComputerSpecial">)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6"/></text:span><text:span text:style-name="_5f_OOoComputerComment">// Populate with nans (avoid trash values)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6"/></text:span><text:span text:style-name="_5f_OOoComputerIdent">n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m</text:span><text:span text:style-name="_5f_OOoComputerSpecial">++;</text:span></text:p>
      <text:p text:style-name="CodeC"><text:span text:style-name="_5f_OOoComputerSpecial"><text:s text:c="4"/>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elect single column from a 2D array</text:span></text:p>
      <text:p text:style-name="CodeC"><text:soft-page-break/><text:span text:style-name="_5f_OOoComputerSpecial"><text:s text:c="2"/></text:span><text:span text:style-name="_5f_OOoComputerComment">* Parameters: array 2D, array, col number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electCol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col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col</text:span><text:span text:style-name="_5f_OOoComputerSpecial">[</text:span><text:span text:style-name="_5f_OOoComputerIdent">j</text:span><text:span text:style-name="_5f_OOoComputerSpecial">++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n</text:span><text:span text:style-name="_5f_OOoComputerSpecial">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elect the highest values for each column</text:span></text:p>
      <text:p text:style-name="CodeC"><text:span text:style-name="_5f_OOoComputerSpecial"><text:s text:c="2"/></text:span><text:span text:style-name="_5f_OOoComputerComment">* Return these values in array max</text:span></text:p>
      <text:p text:style-name="CodeC"><text:span text:style-name="_5f_OOoComputerSpecial"><text:s text:c="2"/></text:span><text:span text:style-name="_5f_OOoComputerComment">* Parameters: array 2D, array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electHighes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ax</text:span><text:span text:style-name="_5f_OOoComputerSpecial">[]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l</text:span><text:span text:style-name="_5f_OOoComputerSpecial">[</text:span><text:span text:style-name="_5f_OOoComputerLiteral">10</text:span><text:span text:style-name="_5f_OOoComputerSpecial">]; </text:span><text:span text:style-name="_5f_OOoComputerComment">// Placeholder for each column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Ident">selectCol</text:span><text:span text:style-name="_5f_OOoComputerSpecial">(</text:span><text:span text:style-name="_5f_OOoComputerIdent">arr</text:span><text:span text:style-name="_5f_OOoComputerSpecial">, </text:span><text:span text:style-name="_5f_OOoComputerIdent">col</text:span><text:span text:style-name="_5f_OOoComputerSpecial">, </text:span><text:span text:style-name="_5f_OOoComputerIdent">i</text:span><text:span text:style-name="_5f_OOoComputerSpecial">); </text:span><text:span text:style-name="_5f_OOoComputerComment">// Select a col</text:span></text:p>
      <text:p text:style-name="CodeC"><text:span text:style-name="_5f_OOoComputerSpecial"><text:s text:c="4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bubbleSort</text:span><text:span text:style-name="_5f_OOoComputerSpecial">(</text:span><text:span text:style-name="_5f_OOoComputerKeyWord">double</text:span><text:span text:style-name="_5f_OOoComputerSpecial"> [], </text:span><text:span text:style-name="_5f_OOoComputerKeyWord">int</text:span><text:span text:style-name="_5f_OOoComputerSpecial">, </text:span><text:span text:style-name="_5f_OOoComputerKeyWord">int</text:span><text:span text:style-name="_5f_OOoComputerSpecial">);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col</text:span><text:span text:style-name="_5f_OOoComputerSpecial">, </text:span><text:span text:style-name="_5f_OOoComputerLiteral">10</text:span><text:span text:style-name="_5f_OOoComputerSpecial">, </text:span><text:span text:style-name="_5f_OOoComputerLiteral">1</text:span><text:span text:style-name="_5f_OOoComputerSpecial">); </text:span><text:span text:style-name="_5f_OOoComputerComment">// Sort it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isnan</text:span><text:span text:style-name="_5f_OOoComputerSpecial">(</text:span><text:span text:style-name="_5f_OOoComputerIdent">col</text:span><text:span text:style-name="_5f_OOoComputerSpecial">[</text:span><text:span text:style-name="_5f_OOoComputerIdent">j</text:span><text:span text:style-name="_5f_OOoComputerSpecial">])) </text:span><text:span text:style-name="_5f_OOoComputerIdent">j</text:span><text:span text:style-name="_5f_OOoComputerSpecial">++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max</text:span><text:span text:style-name="_5f_OOoComputerSpecial">[</text:span><text:span text:style-name="_5f_OOoComputerIdent">i</text:span><text:span text:style-name="_5f_OOoComputerSpecial">] = </text:span><text:span text:style-name="_5f_OOoComputerIdent">col</text:span><text:span text:style-name="_5f_OOoComputerSpecial">[</text:span><text:span text:style-name="_5f_OOoComputerIdent">j</text:span><text:span text:style-name="_5f_OOoComputerSpecial">]; </text:span><text:span text:style-name="_5f_OOoComputerComment">// Select the highest values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== </text:span><text:span text:style-name="_5f_OOoComputerLiteral">10</text:span><text:span text:style-name="_5f_OOoComputerSpecial">) </text:span><text:span text:style-name="_5f_OOoComputerIdent">max</text:span><text:span text:style-name="_5f_OOoComputerSpecial">[</text:span><text:span text:style-name="_5f_OOoComputerIdent">i</text:span><text:span text:style-name="_5f_OOoComputerSpecial">] = </text:span><text:span text:style-name="_5f_OOoComputerIdent">NAN</text:span><text:span text:style-name="_5f_OOoComputerSpecial">; </text:span><text:span text:style-name="_5f_OOoComputerComment">// Whole column is NAN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Heading_20_2" text:outline-level="2"><text:bookmark-start text:name="__RefHeading___Toc3757_4141970799"/>product.h<text:bookmark-end text:name="__RefHeading___Toc3757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Return product value of an array</text:span></text:p>
      <text:p text:style-name="CodeC"><text:span text:style-name="_5f_OOoComputerSpecial"><text:s text:c="2"/></text:span><text:span text:style-name="_5f_OOoComputerComment">* Parameters: array</text:span></text:p>
      <text:p text:style-name="CodeC"><text:span text:style-name="_5f_OOoComputerComment">*/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</text:span><text:span text:style-name="_5f_OOoComputerSpecial"> = </text:span><text:span text:style-name="_5f_OOoComputerLiteral">1</text:span><text:span text:style-name="_5f_OOoComputerSpecial">; </text:span><text:span text:style-name="_5f_OOoComputerComment">// Product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9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if</text:span><text:span text:style-name="_5f_OOoComputerSpecial">(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))</text:span></text:p>
      <text:p text:style-name="CodeC"><text:span text:style-name="_5f_OOoComputerSpecial"><text:s text:c="6"/></text:span><text:span text:style-name="_5f_OOoComputerIdent">p</text:span><text:span text:style-name="_5f_OOoComputerSpecial"> *= </text:span>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p</text:span><text:span text:style-name="_5f_OOoComputerSpecial">;</text:span></text:p>
      <text:p text:style-name="CodeC"><text:span text:style-name="_5f_OOoComputerSpecial">}</text:span></text:p>
      <text:h text:style-name="Heading_20_2" text:outline-level="2"><text:bookmark-start text:name="__RefHeading___Toc3759_4141970799"/>saveResults.h<text:bookmark-end text:name="__RefHeading___Toc3759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time.h"</text:span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ring.h"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reate unique name for new file (time in sec + ext)</text:span></text:p>
      <text:p text:style-name="CodeC"><text:span text:style-name="_5f_OOoComputerSpecial"><text:s text:c="2"/></text:span><text:span text:style-name="_5f_OOoComputerComment">* Parameters: array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createName</text:span><text:span text:style-name="_5f_OOoComputerSpecial">(</text:span><text:span text:style-name="_5f_OOoComputerKeyWord">char</text:span><text:span text:style-name="_5f_OOoComputerSpecial"> </text:span><text:span text:style-name="_5f_OOoComputerIdent">filename</text:span><text:span text:style-name="_5f_OOoComputerSpecial">[]) {</text:span></text:p>
      <text:p text:style-name="CodeC"><text:span text:style-name="_5f_OOoComputerSpecial"><text:s text:c="2"/></text:span><text:span text:style-name="_5f_OOoComputerComment">// System time</text:span></text:p>
      <text:p text:style-name="CodeC"><text:soft-page-break/><text:span text:style-name="_5f_OOoComputerSpecial"><text:s text:c="2"/></text:span><text:span text:style-name="_5f_OOoComputerIdent">time_t</text:span><text:span text:style-name="_5f_OOoComputerSpecial"> </text:span><text:span text:style-name="_5f_OOoComputerIdent">timer</text:span><text:span text:style-name="_5f_OOoComputerSpecial">;</text:span></text:p>
      <text:p text:style-name="CodeC"><text:span text:style-name="_5f_OOoComputerSpecial"><text:s text:c="2"/></text:span><text:span text:style-name="_5f_OOoComputerIdent">time</text:span><text:span text:style-name="_5f_OOoComputerSpecial">(&amp;</text:span><text:span text:style-name="_5f_OOoComputerIdent">timer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Convert time (from timer) to string and save it to filename</text:span></text:p>
      <text:p text:style-name="CodeC"><text:span text:style-name="_5f_OOoComputerSpecial"><text:s text:c="2"/></text:span><text:span text:style-name="_5f_OOoComputerIdent">sprintf</text:span><text:span text:style-name="_5f_OOoComputerSpecial">(</text:span><text:span text:style-name="_5f_OOoComputerIdent">filename</text:span><text:span text:style-name="_5f_OOoComputerSpecial">, </text:span><text:span text:style-name="_5f_OOoComputerLiteral">"%li"</text:span><text:span text:style-name="_5f_OOoComputerSpecial">, </text:span><text:span text:style-name="_5f_OOoComputerIdent">timer</text:span><text:span text:style-name="_5f_OOoComputerSpecial">);</text:span></text:p>
      <text:p text:style-name="CodeC"><text:span text:style-name="_5f_OOoComputerSpecial"><text:s text:c="2"/></text:span><text:span text:style-name="_5f_OOoComputerComment">// Add ext</text:span></text:p>
      <text:p text:style-name="CodeC"><text:span text:style-name="_5f_OOoComputerSpecial"><text:s text:c="2"/></text:span><text:span text:style-name="_5f_OOoComputerIdent">strcat</text:span><text:span text:style-name="_5f_OOoComputerSpecial">(</text:span><text:span text:style-name="_5f_OOoComputerIdent">filename</text:span><text:span text:style-name="_5f_OOoComputerSpecial">, </text:span><text:span text:style-name="_5f_OOoComputerLiteral">".txt"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ave results of the task to a txt file</text:span></text:p>
      <text:p text:style-name="CodeC"><text:span text:style-name="_5f_OOoComputerSpecial"><text:s text:c="2"/></text:span><text:span text:style-name="_5f_OOoComputerComment">* Parameters: array 2D, array, product value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ax</text:span><text:span text:style-name="_5f_OOoComputerSpecial">[], </text:span><text:span text:style-name="_5f_OOoComputerKeyWord">double</text:span><text:span text:style-name="_5f_OOoComputerSpecial"> </text:span><text:span text:style-name="_5f_OOoComputerIdent">productVal</text:span><text:span text:style-name="_5f_OOoComputerSpecial">) {</text:span></text:p>
      <text:p text:style-name="CodeC"><text:span text:style-name="_5f_OOoComputerSpecial"><text:s text:c="2"/></text:span><text:span text:style-name="_5f_OOoComputerComment">// File name string buffer</text:span></text:p>
      <text:p text:style-name="CodeC"><text:span text:style-name="_5f_OOoComputerSpecial"><text:s text:c="2"/></text:span><text:span text:style-name="_5f_OOoComputerKeyWord">char</text:span><text:span text:style-name="_5f_OOoComputerSpecial"> </text:span><text:span text:style-name="_5f_OOoComputerIdent">filename</text:span><text:span text:style-name="_5f_OOoComputerSpecial">[</text:span><text:span text:style-name="_5f_OOoComputerLiteral">32</text:span><text:span text:style-name="_5f_OOoComputerSpecial">];</text:span></text:p>
      <text:p text:style-name="CodeC"><text:span text:style-name="_5f_OOoComputerSpecial"><text:s text:c="2"/></text:span><text:span text:style-name="_5f_OOoComputerIdent">createName</text:span><text:span text:style-name="_5f_OOoComputerSpecial">(</text:span><text:span text:style-name="_5f_OOoComputerIdent">filename</text:span><text:span text:style-name="_5f_OOoComputerSpecial">);</text:span></text:p>
      <text:p text:style-name="CodeC"><text:span text:style-name="_5f_OOoComputerSpecial"><text:s text:c="2"/></text:span><text:span text:style-name="_5f_OOoComputerComment">// File pointer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sav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sav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/ Sorted matrix entires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s"</text:span><text:span text:style-name="_5f_OOoComputerSpecial">, </text:span><text:span text:style-name="_5f_OOoComputerLiteral">"Sorted matrix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8.1f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c"</text:span><text:span text:style-name="_5f_OOoComputerSpecial">, </text:span><text:span text:style-name="_5f_OOoComputerLiteral">'\n'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/ Entries from under main diagonal, highest values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s"</text:span><text:span text:style-name="_5f_OOoComputerSpecial">, </text:span><text:span text:style-name="_5f_OOoComputerLiteral">"Under main diagonal, col min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8.1f"</text:span><text:span text:style-name="_5f_OOoComputerSpecial">, </text:span><text:span text:style-name="_5f_OOoComputerIdent">max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/ Product value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s"</text:span><text:span text:style-name="_5f_OOoComputerSpecial">, </text:span><text:span text:style-name="_5f_OOoComputerLiteral">"\nProduct value:\n"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16.6e"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save</text:span><text:span text:style-name="_5f_OOoComputerSpecial">);</text:span></text:p>
      <text:p text:style-name="CodeC"><text:span text:style-name="_5f_OOoComputerSpecial">}</text:span></text:p>
      <text:h text:style-name="P35" text:outline-level="1"><text:bookmark-start text:name="__RefHeading___Toc2662_4068231033"/>Wyniki<text:bookmark-end text:name="__RefHeading___Toc2662_4068231033"/></text:h>
      <text:p text:style-name="CodeC">Sorted matrix:</text:p>
      <text:p text:style-name="CodeC"><text:s text:c="3"/>194.0 <text:s text:c="2"/>187.0 <text:s text:c="2"/>173.0 <text:s text:c="2"/>159.0 <text:s text:c="2"/>158.0 <text:s text:c="2"/>105.0 <text:s text:c="3"/>77.0 <text:s text:c="3"/>73.0 <text:s/>-150.0 <text:s/>-172.0</text:p>
      <text:p text:style-name="CodeC"><text:s text:c="3"/>118.0 <text:s text:c="3"/>41.0 <text:s text:c="3"/>28.0 <text:s text:c="3"/>26.0 <text:s text:c="2"/>-33.0 <text:s text:c="2"/>-39.0 <text:s text:c="2"/>-86.0 <text:s text:c="2"/>-98.0 <text:s/>-104.0 <text:s/>-126.0</text:p>
      <text:p text:style-name="CodeC"><text:s text:c="3"/>128.0 <text:s text:c="3"/>92.0 <text:s text:c="3"/>46.0 <text:s text:c="3"/>11.0 <text:s text:c="2"/>-46.0 <text:s text:c="2"/>-72.0 <text:s/>-110.0 <text:s/>-119.0 <text:s/>-152.0 <text:s/>-197.0</text:p>
      <text:p text:style-name="CodeC"><text:s text:c="3"/>191.0 <text:s text:c="2"/>147.0 <text:s text:c="2"/>105.0 <text:s text:c="2"/>100.0 <text:s text:c="4"/>5.0 <text:s text:c="2"/>-44.0 <text:s text:c="2"/>-90.0 <text:s/>-100.0 <text:s/>-113.0 <text:s/>-169.0</text:p>
      <text:p text:style-name="CodeC"><text:s text:c="3"/>156.0 <text:s text:c="2"/>156.0 <text:s text:c="3"/>86.0 <text:s text:c="3"/>57.0 <text:s text:c="3"/>30.0 <text:s text:c="3"/>16.0 <text:s text:c="2"/>-98.0 <text:s/>-116.0 <text:s/>-155.0 <text:s/>-182.0</text:p>
      <text:p text:style-name="CodeC"><text:s text:c="3"/>189.0 <text:s text:c="2"/>139.0 <text:s text:c="2"/>-78.0 <text:s text:c="2"/>-83.0 <text:s text:c="2"/>-88.0 <text:s/>-117.0 <text:s/>-129.0 <text:s/>-169.0 <text:s/>-184.0 <text:s/>-198.0</text:p>
      <text:p text:style-name="CodeC"><text:s text:c="3"/>113.0 <text:s text:c="3"/>93.0 <text:s text:c="3"/>90.0 <text:s text:c="3"/>70.0 <text:s text:c="3"/>63.0 <text:s text:c="3"/>51.0 <text:s text:c="2"/>-37.0 <text:s text:c="2"/>-58.0 <text:s/>-168.0 <text:s/>-187.0</text:p>
      <text:p text:style-name="CodeC"><text:s text:c="3"/>181.0 <text:s text:c="2"/>144.0 <text:s text:c="2"/>134.0 <text:s text:c="3"/>83.0 <text:s text:c="3"/>58.0 <text:s text:c="3"/>36.0 <text:s text:c="2"/>-19.0 <text:s text:c="2"/>-27.0 <text:s text:c="2"/>-47.0 <text:s/>-171.0</text:p>
      <text:p text:style-name="CodeC"><text:s text:c="3"/>187.0 <text:s text:c="2"/>175.0 <text:s text:c="2"/>150.0 <text:s text:c="3"/>95.0 <text:s text:c="3"/>29.0 <text:s text:c="2"/>-42.0 <text:s text:c="2"/>-47.0 <text:s/>-146.0 <text:s/>-153.0 <text:s/>-172.0</text:p>
      <text:p text:style-name="CodeC"><text:s text:c="3"/>173.0 <text:s text:c="2"/>146.0 <text:s text:c="3"/>87.0 <text:s text:c="3"/>19.0 <text:s text:c="2"/>-15.0 <text:s text:c="2"/>-47.0 <text:s text:c="2"/>-81.0 <text:s/>-164.0 <text:s/>-167.0 <text:s/>-170.0</text:p>
      <text:p text:style-name="CodeC">Under main diagonal, col min:</text:p>
      <text:p text:style-name="CodeC"><text:s text:c="3"/>191.0 <text:s text:c="2"/>175.0 <text:s text:c="2"/>150.0 <text:s text:c="3"/>95.0 <text:s text:c="3"/>63.0 <text:s text:c="3"/>51.0 <text:s text:c="2"/>-19.0 <text:s/>-146.0 <text:s/>-167.0 <text:s text:c="4"/>nan</text:p>
      <text:p text:style-name="CodeC">Product value:</text:p>
      <text:p text:style-name="CodeC"><text:s text:c="3"/>-7.089571e+17</text:p>
      <text:h text:style-name="P35" text:outline-level="1"><text:bookmark-start text:name="__RefHeading___Toc2664_4068231033"/>Opis programu<text:bookmark-end text:name="__RefHeading___Toc2664_4068231033"/></text:h>
      <text:h text:style-name="Heading_20_2" text:outline-level="2"><text:bookmark-start text:name="__RefHeading___Toc3675_669277821"/>Plik wp_smoter_r_5.c<text:bookmark-end text:name="__RefHeading___Toc3675_669277821"/></text:h>
      <text:h text:style-name="Heading_20_3" text:outline-level="3">Funkcja main()</text:h>
      <text:h text:style-name="Heading_20_4" text:outline-level="4">Prototyp:</text:h>
      <text:p text:style-name="CodeC"><text:span text:style-name="_5f_OOoComputerKeyWord">int</text:span> <text:span text:style-name="_5f_OOoComputerIdent">main</text:span><text:span text:style-name="_5f_OOoComputerSpecial">(</text:span><text:span text:style-name="_5f_OOoComputerKeyWord">void</text:span><text:span text:style-name="_5f_OOoComputerSpecial">);</text:span></text:p>
      <text:h text:style-name="Heading_20_4" text:outline-level="4">Parametry:</text:h>
      <text:p text:style-name="P14">Brak</text:p>
      <text:h text:style-name="Heading_20_4" text:outline-level="4">Działanie:</text:h>
      <text:p text:style-name="P14">Wywołuje funkcje o określonym działaniu. Najpierw importuje macierz z pliku tekstowego za pomocą importMatrix() i zapisuje do dwuwymiarowej tablicy matrix[10][10]. Następnie sortuje ją za pomocą sortMatrix(). Wybiera wartości poniżej diagonali głównej matrix i zapisuje do tablicy diagonalMatrix[10][10], zachowując indeksy, a resztę miejsc populując <text:span text:style-name="T7">przez NAN</text:span>. Z diagonalMatrix, funkcją select<text:span text:style-name="T4">Lowest</text:span>(), wybiera <text:span text:style-name="T6">najniższe</text:span> wartości dla danej kolumny, ignorując zera, zapisuje do tablicy max[10]. Oblicza iloczyn wszystkich elementów tablicy m<text:span text:style-name="T4">in</text:span> (ignorując zera) za pomocą funkcji product() i zapisuje do productVal. Pożądane wartości, tj. komórki posortowanej macierzy matrix, <text:span text:style-name="T4">najniższe wartości diagonalMatrix oraz wynik iloczynu zapisuje za pomocą saveResults do pliku tekstowego z rozszerzeniem „.txt”.</text:span></text:p>
      <text:h text:style-name="Heading_20_4" text:outline-level="4">Efekt:</text:h>
      <text:list xml:id="list1591808319" text:style-name="L1">
        <text:list-item>
          <text:p text:style-name="P39">Import macierzy,</text:p>
        </text:list-item>
        <text:list-item>
          <text:p text:style-name="P39">Posortowanie macierzy malejąco względem wierszy i zapis do pliku,</text:p>
        </text:list-item>
        <text:list-item>
          <text:p text:style-name="P39">Wydzielenie z macierzy kolumn pod diagonalą główną</text:p>
        </text:list-item>
        <text:list-item>
          <text:p text:style-name="P39">Z kolumn pod diagonalą główną, wybór <text:span text:style-name="T8">największych</text:span> elementów i zapis do pliku,</text:p>
        </text:list-item>
        <text:list-item>
          <text:p text:style-name="P39">Z powyższych elementów, obliczenie ich iloczynu i zapis do pliku.</text:p>
        </text:list-item>
      </text:list>
      <text:h text:style-name="Heading_20_2" text:outline-level="2"><text:bookmark-start text:name="__RefHeading___Toc3677_669277821"/>Plik importMatrix.h<text:bookmark-end text:name="__RefHeading___Toc3677_669277821"/></text:h>
      <text:h text:style-name="Heading_20_3" text:outline-level="3">Funkcja importMatrix()</text:h>
      <text:h text:style-name="Heading_20_4" text:outline-level="4">Prototyp</text:h>
      <text:p text:style-name="CodeC"><text:span text:style-name="_5f_OOoComputerKeyWord">void</text:span> <text:span text:style-name="_5f_OOoComputerIdent">importMatrix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);</text:span></text:p>
      <text:h text:style-name="Heading_20_4" text:outline-level="4">Parametry</text:h>
      <text:list xml:id="list883535040" text:style-name="L2">
        <text:list-item>
          <text:p text:style-name="P40">Macierz, do której dokonany zostanie zapis</text:p>
        </text:list-item>
      </text:list>
      <text:h text:style-name="Heading_20_4" text:outline-level="4">Działanie</text:h>
      <text:p text:style-name="P19">Określa zmienna: fp – do przechowania każdej wartości liczbowej z pliku; isEOF – do wykrycia znaku końca pliku; i, j – do indeksacji.</text:p>
      <text:p text:style-name="P19">Program iteruje po pliku tekstowym, aż napotka znak EOF. Pobiera wartości, które następnie zapisuje do macierzy z parametru. Przy zapisie pomija jednocześnie znak EOF.</text:p>
      <text:h text:style-name="Heading_20_4" text:outline-level="4"><text:soft-page-break/>Efekt</text:h>
      <text:p text:style-name="P20">Przepisanie określonej macierzy 10x10 z pliku tekstowego do pamięci programu.</text:p>
      <text:h text:style-name="Heading_20_2" text:outline-level="2"><text:bookmark-start text:name="__RefHeading___Toc3679_669277821"/>Plik bubbleSort.h<text:bookmark-end text:name="__RefHeading___Toc3679_669277821"/></text:h>
      <text:h text:style-name="Heading_20_3" text:outline-level="3">Funkcja sortMatrix()</text:h>
      <text:h text:style-name="Heading_20_4" text:outline-level="4">Prototyp</text:h>
      <text:p text:style-name="CodeC"><text:span text:style-name="_5f_OOoComputerKeyWord">void</text:span> <text:span text:style-name="_5f_OOoComputerIdent">sortMatrix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);</text:span></text:p>
      <text:h text:style-name="Heading_20_4" text:outline-level="4">Parametry</text:h>
      <text:list xml:id="list3093837712" text:style-name="L3">
        <text:list-item>
          <text:p text:style-name="P41">Macierz 2D </text:p>
        </text:list-item>
      </text:list>
      <text:h text:style-name="Heading_20_4" text:outline-level="4">Działanie</text:h>
      <text:p text:style-name="P21">Wywołuje bubbleSort() na każdym wierszu macierzy z parametru.</text:p>
      <text:h text:style-name="Heading_20_4" text:outline-level="4">Efekt</text:h>
      <text:p text:style-name="P21">Posortowanie wszystkich wierszy macierzy malejąco.</text:p>
      <text:h text:style-name="Heading_20_3" text:outline-level="3">Funkcja swap()</text:h>
      <text:h text:style-name="Heading_20_4" text:outline-level="4">Prototyp</text:h>
      <text:p text:style-name="CodeC"><text:span text:style-name="_5f_OOoComputerKeyWord">void</text:span> <text:span text:style-name="_5f_OOoComputerIdent">swap</text:span><text:span text:style-name="_5f_OOoComputerSpecial">(</text:span><text:span text:style-name="_5f_OOoComputerKeyWord">double</text:span> <text:span text:style-name="_5f_OOoComputerSpecial">*,</text:span> <text:span text:style-name="_5f_OOoComputerKeyWord">double</text:span> <text:span text:style-name="_5f_OOoComputerSpecial">*);</text:span></text:p>
      <text:h text:style-name="Heading_20_4" text:outline-level="4">Parametry</text:h>
      <text:list xml:id="list2441063343" text:style-name="L4">
        <text:list-item>
          <text:p text:style-name="P42">Wskaźnik do <text:span text:style-name="T10">zmiennej liczbowej</text:span></text:p>
        </text:list-item>
        <text:list-item>
          <text:p text:style-name="P43">Wskaźnik do <text:span text:style-name="T10">zmiennej liczbowej</text:span></text:p>
        </text:list-item>
      </text:list>
      <text:h text:style-name="Heading_20_4" text:outline-level="4">Działanie</text:h>
      <text:p text:style-name="P22">Przechowuje wskaźnik do jednej z liczb. Przypisuje tej liczbie wartość drugiej liczby. Drugiej liczbie przypisuje wartość przechowywaną.</text:p>
      <text:h text:style-name="Heading_20_4" text:outline-level="4">Efekt</text:h>
      <text:p text:style-name="P23">Zamienia wartości dwóch zmiennych.</text:p>
      <text:h text:style-name="Heading_20_3" text:outline-level="3">Funkcja bubbleSort()</text:h>
      <text:h text:style-name="Heading_20_4" text:outline-level="4">Prototyp</text:h>
      <text:p text:style-name="Text_20_body"/>
      <text:h text:style-name="Heading_20_4" text:outline-level="4"><text:soft-page-break/>Parametry</text:h>
      <text:h text:style-name="Heading_20_4" text:outline-level="4">Działanie</text:h>
      <text:h text:style-name="Heading_20_4" text:outline-level="4">Efekt</text:h>
      <text:h text:style-name="Heading_20_2" text:outline-level="2"><text:bookmark-start text:name="__RefHeading___Toc3681_669277821"/>Plik selectF<text:bookmark-end text:name="__RefHeading___Toc3681_669277821"/></text:h>
      <text:h text:style-name="Heading_20_3" text:outline-level="3">Funkcja selectF()</text:h>
      <text:h text:style-name="Heading_20_4" text:outline-level="4">Prototyp</text:h>
      <text:p text:style-name="CodeC"><text:span text:style-name="_5f_OOoComputerKeyWord">void</text:span> <text:span text:style-name="_5f_OOoComputerIdent">selectF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[</text:span><text:span text:style-name="_5f_OOoComputerLiteral">10</text:span><text:span text:style-name="_5f_OOoComputerSpecial">]);</text:span></text:p>
      <text:h text:style-name="Heading_20_4" text:outline-level="4">Parametry</text:h>
      <text:list xml:id="list131824980" text:style-name="L5">
        <text:list-item>
          <text:p text:style-name="P44">Tablica 2D</text:p>
        </text:list-item>
        <text:list-item>
          <text:p text:style-name="P44">Tablica, do której dokonany zostanie zapis</text:p>
        </text:list-item>
      </text:list>
      <text:h text:style-name="Heading_20_4" text:outline-level="4">Działanie</text:h>
      <text:p text:style-name="P18">Iteruje po elementach tablicy; Zapisuje elementy, których indeksy wiersza są wyższe od indeksów kolumny. <text:span text:style-name="T9">Resztę populuuje przez NAN.</text:span></text:p>
      <text:h text:style-name="Heading_20_4" text:outline-level="4">Efekt</text:h>
      <text:p text:style-name="P18">Wybiera macierzy znajdujące się pod diagonalą główną.</text:p>
      <text:h text:style-name="Heading_20_3" text:outline-level="3">Funkcja selectCol()</text:h>
      <text:h text:style-name="Heading_20_4" text:outline-level="4">Prototyp</text:h>
      <text:p text:style-name="CodeC"><text:span text:style-name="_5f_OOoComputerKeyWord">void</text:span> <text:span text:style-name="_5f_OOoComputerIdent">selectCol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,</text:span> <text:span text:style-name="_5f_OOoComputerKeyWord">int</text:span><text:span text:style-name="_5f_OOoComputerSpecial">);</text:span></text:p>
      <text:h text:style-name="Heading_20_4" text:outline-level="4">Parametry</text:h>
      <text:list xml:id="list2307715715" text:style-name="L6">
        <text:list-item>
          <text:p text:style-name="P45">Tablica 2D</text:p>
        </text:list-item>
        <text:list-item>
          <text:p text:style-name="P45">Tablica, do której dokonany zostanie zapis</text:p>
        </text:list-item>
        <text:list-item>
          <text:p text:style-name="P45">Numer wybrane kolumny</text:p>
        </text:list-item>
      </text:list>
      <text:h text:style-name="Heading_20_4" text:outline-level="4">Działanie</text:h>
      <text:p text:style-name="P17">Iteruje przez kolumny tablicy 2D; zwraca wybraną kolumnę.</text:p>
      <text:h text:style-name="Heading_20_4" text:outline-level="4">Efekt</text:h>
      <text:p text:style-name="P17">Zwraca wybraną kolumnę.</text:p>
      <text:h text:style-name="Heading_20_3" text:outline-level="3">Funkcja selectHighest()</text:h>
      <text:h text:style-name="Heading_20_4" text:outline-level="4">Prototyp:</text:h>
      <text:p text:style-name="CodeC"><text:span text:style-name="_5f_OOoComputerKeyWord">void</text:span> <text:span text:style-name="_5f_OOoComputerIdent">selectHighest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);</text:span></text:p>
      <text:h text:style-name="Heading_20_4" text:outline-level="4">Parametry:</text:h>
      <text:list xml:id="list424777932" text:style-name="L7">
        <text:list-item>
          <text:p text:style-name="P46">Tablica 2D z macierzą</text:p>
        </text:list-item>
        <text:list-item>
          <text:p text:style-name="P46">Tablica, do której zostaną zapisane wyniki</text:p>
        </text:list-item>
      </text:list>
      <text:h text:style-name="Heading_20_4" text:outline-level="4"><text:soft-page-break/>Działanie:</text:h>
      <text:p text:style-name="P15">Program wybiera poszczególne kolumny macierzy za pomocą selectCol() i zapisuje do tablicy col. Następnie sortuje col malejąco. Sprawdza poszczególne elementy col i pomija wszystko, co nie jest liczbą (NAN). Zapisuje do tablicy max elementy położone najwyżej (z pominięciem NAN). Jeżeli wszystkie elementy kolumny nie są liczbami, zapisuje w to miejsce NAN.</text:p>
      <text:h text:style-name="Heading_20_4" text:outline-level="4">Efekt:</text:h>
      <text:p text:style-name="P16">Wybranie najwyższych elementów z poszczególnych kolumn dostarczonej macierzy 2D; zwrócenie ich w postaci tablicy.</text:p>
      <text:h text:style-name="Heading_20_2" text:outline-level="2"><text:bookmark-start text:name="__RefHeading___Toc3683_669277821"/>Plik product.h<text:bookmark-end text:name="__RefHeading___Toc3683_669277821"/></text:h>
      <text:h text:style-name="Heading_20_3" text:outline-level="3">Funkcja product()</text:h>
      <text:h text:style-name="Heading_20_4" text:outline-level="4">Prototyp</text:h>
      <text:p text:style-name="CodeC"><text:span text:style-name="_5f_OOoComputerKeyWord">double</text:span> <text:span text:style-name="_5f_OOoComputerIdent">product</text:span><text:span text:style-name="_5f_OOoComputerSpecial">(</text:span><text:span text:style-name="_5f_OOoComputerKeyWord">double</text:span> <text:span text:style-name="_5f_OOoComputerSpecial">[]);</text:span></text:p>
      <text:h text:style-name="Heading_20_4" text:outline-level="4">Parametry</text:h>
      <text:list xml:id="list2595959817" text:style-name="L8">
        <text:list-item>
          <text:p text:style-name="P47">Tablica</text:p>
        </text:list-item>
      </text:list>
      <text:h text:style-name="Heading_20_4" text:outline-level="4">Działanie</text:h>
      <text:p text:style-name="P24">Iteruje po elementach tablicy. Mnoży wszystkie elementy niebędące NAN. Zwraca tę wartość.</text:p>
      <text:h text:style-name="Heading_20_4" text:outline-level="4">Efekt</text:h>
      <text:p text:style-name="P24">Iloczyn wszystkich elementów liczbowych z podanej tablicy.</text:p>
      <text:h text:style-name="Heading_20_2" text:outline-level="2"><text:bookmark-start text:name="__RefHeading___Toc3685_669277821"/>Plik saveResults.h<text:bookmark-end text:name="__RefHeading___Toc3685_669277821"/></text:h>
      <text:h text:style-name="Heading_20_3" text:outline-level="3">Funkcja saveResults()</text:h>
      <text:h text:style-name="P38" text:outline-level="4">Prototyp</text:h>
      <text:p text:style-name="CodeC"><text:span text:style-name="_5f_OOoComputerKeyWord">void</text:span> <text:span text:style-name="_5f_OOoComputerIdent">saveResults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,</text:span> <text:span text:style-name="_5f_OOoComputerKeyWord">double</text:span><text:span text:style-name="_5f_OOoComputerSpecial">);</text:span></text:p>
      <text:h text:style-name="P38" text:outline-level="4">Parametry</text:h>
      <text:list xml:id="list702536619" text:style-name="L9">
        <text:list-item>
          <text:p text:style-name="P48">Tablica 2D,</text:p>
        </text:list-item>
        <text:list-item>
          <text:p text:style-name="P48">Tablica,</text:p>
        </text:list-item>
        <text:list-item>
          <text:p text:style-name="P48">Liczba</text:p>
        </text:list-item>
      </text:list>
      <text:h text:style-name="P38" text:outline-level="4">Działanie</text:h>
      <text:p text:style-name="P25"><text:span text:style-name="T5">Tworzy</text:span> plik tekstowy z nazwą określoną przez funkcję createName() w trybie zapisu. Jeżeli plik zostanie poprawnie utworzony, zapisuje w sformatowanej wersji dostarczone parametry, tj. macierz, tablicę oraz liczbę, nadając im odpowiednie nagłówki.</text:p>
      <text:h text:style-name="P38" text:outline-level="4">Efekt</text:h>
      <text:p text:style-name="P25">Zapis do pliku tekstowego posortowanej macierzy, najwyższych wartości spod diagonali głównej oraz iloczynu tych wartości.</text:p>
      <text:h text:style-name="Heading_20_3" text:outline-level="3"><text:soft-page-break/>Funkcja createName()</text:h>
      <text:h text:style-name="P38" text:outline-level="4">Prototyp</text:h>
      <text:p text:style-name="CodeC"><text:span text:style-name="_5f_OOoComputerKeyWord">void</text:span> <text:span text:style-name="_5f_OOoComputerIdent">createName</text:span><text:span text:style-name="_5f_OOoComputerSpecial">(</text:span><text:span text:style-name="_5f_OOoComputerKeyWord">char</text:span> <text:span text:style-name="_5f_OOoComputerIdent">filename</text:span><text:span text:style-name="_5f_OOoComputerSpecial">[]);</text:span></text:p>
      <text:h text:style-name="P38" text:outline-level="4">Parametry</text:h>
      <text:p text:style-name="P26">Tablica znaków</text:p>
      <text:h text:style-name="P38" text:outline-level="4">Działanie</text:h>
      <text:p text:style-name="P26">Pobiera czas systemowy i przechowuje w zmiennej timer. Zamienia za pomocą sprintf() do postaci napisu, który zapisuje do zmiennej z parametru. Dopisuje funkcją strcat() rozszerzenie „.txt”.</text:p>
      <text:h text:style-name="P38" text:outline-level="4">Efekt</text:h>
      <text:p text:style-name="P27">Wygenerowanie nazwy dla pliku tekstowego na podstawie czasu systemowego.</text:p>
      <text:h text:style-name="Heading_20_2" text:outline-level="2"><text:bookmark-start text:name="__RefHeading___Toc3687_669277821"/>Plik addOns.h<text:bookmark-end text:name="__RefHeading___Toc3687_669277821"/></text:h>
      <text:p text:style-name="P28">Plik skupia odniesienia do wszystkich powyższych plików bibliotecznych. Dodany do pliku wp_smoter_r_5.c dołącza funkcjonalności tych plików.</text:p>
      <text:h text:style-name="P35" text:outline-level="1"><text:bookmark-start text:name="__RefHeading___Toc2666_4068231033"/>Wnioski<text:bookmark-end text:name="__RefHeading___Toc2666_4068231033"/></text:h>
      <text:p text:style-name="P29">Na podstawie ręcznych obliczeń <text:span text:style-name="T11">oraz przekształceń w łatwy sposób można stwierdzić poprawność uzyskanych wynik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1-07T11:56:46.877115212</dc:date>
    <meta:editing-duration>PT5H12M18S</meta:editing-duration>
    <meta:editing-cycles>45</meta:editing-cycles>
    <meta:generator>LibreOffice/7.1.6.2$Linux_X86_64 LibreOffice_project/0e133318fcee89abacd6a7d077e292f1145735c3</meta:generator>
    <meta:document-statistic meta:table-count="1" meta:image-count="0" meta:object-count="10" meta:page-count="15" meta:paragraph-count="398" meta:word-count="1804" meta:character-count="12257" meta:non-whitespace-character-count="10143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f</mi>
                <mi>i</mi>
              </msub>
              <mrow>
                <mo fence="true" form="prefix" stretchy="false">(</mo>
                <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o stretchy="false">∏</mo>
          <msub>
            <mi>f</mi>
            <mi>i</mi>
          </msub>
        </mrow>
      </mrow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( f_i (a_{i,j}) ) = prod f_i (a_{i,j}) 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7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9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